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8125in" fo:margin-left="0in" fo:margin-top="0in" fo:margin-bottom="0in" table:align="left"/>
    </style:style>
    <style:style style:name="Table1.A" style:family="table-column">
      <style:table-column-properties style:column-width="1.6042in"/>
    </style:style>
    <style:style style:name="Table1.B" style:family="table-column">
      <style:table-column-properties style:column-width="2.9375in"/>
    </style:style>
    <style:style style:name="Table1.C" style:family="table-column">
      <style:table-column-properties style:column-width="2.2708in"/>
    </style:style>
    <style:style style:name="Table1.1" style:family="table-row">
      <style:table-row-properties style:min-row-height="1.15in" fo:keep-together="auto"/>
    </style:style>
    <style:style style:name="Table1.A1" style:family="table-cell">
      <style:table-cell-properties style:vertical-align="bottom" fo:padding="0.0694in" fo:border-left="0.6pt solid #d9d9e3" fo:border-right="none" fo:border-top="0.6pt solid #d9d9e3" fo:border-bottom="0.6pt solid #d9d9e3"/>
    </style:style>
    <style:style style:name="Table1.C1" style:family="table-cell">
      <style:table-cell-properties style:vertical-align="bottom" fo:padding="0.0694in" fo:border="0.6pt solid #d9d9e3"/>
    </style:style>
    <style:style style:name="Table1.A2" style:family="table-cell">
      <style:table-cell-properties style:vertical-align="middle" fo:padding="0.0694in" fo:border-left="0.6pt solid #d9d9e3" fo:border-right="none" fo:border-top="none" fo:border-bottom="0.6pt solid #d9d9e3"/>
    </style:style>
    <style:style style:name="Table1.C2" style:family="table-cell">
      <style:table-cell-properties style:vertical-align="middle" fo:padding="0.0694in" fo:border-left="0.6pt solid #d9d9e3" fo:border-right="0.6pt solid #d9d9e3" fo:border-top="none" fo:border-bottom="0.6pt solid #d9d9e3"/>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break-before="auto" fo:break-after="auto"/>
    </style:style>
    <style:style style:name="P23" style:family="paragraph" style:parent-style-name="Standard" style:list-style-name="WWNum1">
      <style:paragraph-properties fo:margin-left="0.5in" fo:margin-right="0in" fo:text-indent="-0.25in" style:auto-text-indent="false" fo:break-before="auto" fo:break-after="auto"/>
    </style:style>
    <style:style style:name="P24" style:family="paragraph" style:parent-style-name="Standard" style:list-style-name="WWNum8">
      <style:paragraph-properties fo:margin-left="0.5in" fo:margin-right="0in" fo:margin-top="0.0398in" fo:margin-bottom="0in" loext:contextual-spacing="false" fo:text-indent="-0.25in" style:auto-text-indent="false"/>
    </style:style>
    <style:style style:name="P25" style:family="paragraph" style:parent-style-name="Standard" style:list-style-name="WWNum10">
      <style:paragraph-properties fo:margin-left="0.5in" fo:margin-right="0in" fo:margin-top="0.0398in" fo:margin-bottom="0in" loext:contextual-spacing="false" fo:text-indent="-0.25in" style:auto-text-indent="false"/>
    </style:style>
    <style:style style:name="P26" style:family="paragraph" style:parent-style-name="Standard" style:list-style-name="WWNum8">
      <style:paragraph-properties fo:margin-left="0.5in" fo:margin-right="0in" fo:margin-top="0in" fo:margin-bottom="0in" loext:contextual-spacing="false" fo:text-indent="-0.25in" style:auto-text-indent="false"/>
    </style:style>
    <style:style style:name="P27" style:family="paragraph" style:parent-style-name="Standard" style:list-style-name="WWNum8">
      <style:paragraph-properties fo:margin-left="0.5in" fo:margin-right="0in" fo:margin-top="0in" fo:margin-bottom="0.0429in" loext:contextual-spacing="false" fo:text-indent="-0.25in" style:auto-text-indent="false"/>
    </style:style>
    <style:style style:name="P28" style:family="paragraph" style:parent-style-name="Standard" style:list-style-name="WWNum10">
      <style:paragraph-properties fo:margin-left="0.5in" fo:margin-right="0in" fo:margin-top="0in" fo:margin-bottom="0.0429in" loext:contextual-spacing="false" fo:text-indent="-0.25in" style:auto-text-indent="false"/>
    </style:style>
    <style:style style:name="P29" style:family="paragraph" style:parent-style-name="Standard" style:list-style-name="WWNum9">
      <style:paragraph-properties fo:margin-left="0.5in" fo:margin-right="0in" fo:text-indent="-0.25in" style:auto-text-indent="false"/>
    </style:style>
    <style:style style:name="P30" style:family="paragraph" style:parent-style-name="Standard" style:list-style-name="WWNum2">
      <style:paragraph-properties fo:margin-left="0.5in" fo:margin-right="0in" fo:text-indent="-0.25in" style:auto-text-indent="false"/>
    </style:style>
    <style:style style:name="P31" style:family="paragraph" style:parent-style-name="Standard" style:list-style-name="WWNum7">
      <style:paragraph-properties fo:margin-left="0.5in" fo:margin-right="0in" fo:text-indent="-0.25in" style:auto-text-indent="false"/>
    </style:style>
    <style:style style:name="P32" style:family="paragraph" style:parent-style-name="Standard" style:list-style-name="WWNum12">
      <style:paragraph-properties fo:margin-left="0.5in" fo:margin-right="0in" fo:text-indent="-0.25in" style:auto-text-indent="false"/>
    </style:style>
    <style:style style:name="P33" style:family="paragraph" style:parent-style-name="Standard" style:list-style-name="WWNum6">
      <style:paragraph-properties fo:margin-left="0.5in" fo:margin-right="0in" fo:text-indent="-0.25in" style:auto-text-indent="false"/>
    </style:style>
    <style:style style:name="P34" style:family="paragraph" style:parent-style-name="Standard" style:list-style-name="WWNum13">
      <style:paragraph-properties fo:margin-left="0.5in" fo:margin-right="0in" fo:text-indent="-0.25in" style:auto-text-indent="false"/>
    </style:style>
    <style:style style:name="P35" style:family="paragraph" style:parent-style-name="Standard" style:list-style-name="WWNum11">
      <style:paragraph-properties fo:margin-left="0.5in" fo:margin-right="0in" fo:text-indent="-0.25in" style:auto-text-indent="false"/>
    </style:style>
    <style:style style:name="P36" style:family="paragraph" style:parent-style-name="Standard" style:list-style-name="WWNum3">
      <style:paragraph-properties fo:margin-left="0.5in" fo:margin-right="0in" fo:text-indent="-0.25in" style:auto-text-indent="false"/>
    </style:style>
    <style:style style:name="P37" style:family="paragraph" style:parent-style-name="Standard" style:list-style-name="WWNum4">
      <style:paragraph-properties fo:margin-left="0.5in" fo:margin-right="0in" fo:text-indent="-0.25in" style:auto-text-indent="false"/>
    </style:style>
    <style:style style:name="P38"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39"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0" style:family="paragraph" style:parent-style-name="Standard">
      <style:paragraph-properties fo:margin-top="0in" fo:margin-bottom="0.2638in" loext:contextual-spacing="false" fo:line-height="171%"/>
    </style:style>
    <style:style style:name="P41" style:family="paragraph" style:parent-style-name="Standard">
      <style:paragraph-properties fo:margin-top="0in" fo:margin-bottom="0.2638in" loext:contextual-spacing="false" fo:line-height="171%" fo:text-align="center" style:justify-single-word="false"/>
    </style:style>
    <style:style style:name="P4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3" style:family="paragraph" style:parent-style-name="Heading_20_1">
      <style:paragraph-properties fo:margin-left="0.3in" fo:margin-right="0in" fo:text-indent="0in" style:auto-text-indent="false" fo:break-before="auto" fo:break-after="auto"/>
    </style:style>
    <style:style style:name="P44" style:family="paragraph" style:parent-style-name="Heading_20_1" style:list-style-name="WWNum5">
      <style:paragraph-properties fo:break-before="auto" fo:break-after="auto"/>
    </style:style>
    <style:style style:name="P45" style:family="paragraph" style:parent-style-name="Heading_20_1" style:list-style-name="WWNum5">
      <style:paragraph-properties fo:text-align="justify" style:justify-single-word="false" fo:break-before="auto" fo:break-after="auto"/>
    </style:style>
    <style:style style:name="P46" style:family="paragraph" style:parent-style-name="Heading_20_2" style:list-style-name="WWNum5"/>
    <style:style style:name="P47" style:family="paragraph" style:parent-style-name="Heading_20_2" style:list-style-name="WWNum5">
      <style:paragraph-properties fo:break-before="auto" fo:break-after="auto"/>
    </style:style>
    <style:style style:name="P48"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font-weight="bold" style:font-weight-asian="bold"/>
    </style:style>
    <style:style style:name="T28" style:family="text">
      <style:text-properties fo:color="#1155cc" style:text-underline-style="solid" style:text-underline-width="auto" style:text-underline-color="font-color"/>
    </style:style>
    <style:style style:name="T29" style:family="text">
      <style:text-properties style:text-underline-style="none"/>
    </style:style>
    <style:style style:name="T30" style:family="text">
      <style:text-properties style:font-name="Arimo" fo:font-size="10pt" fo:font-weight="bold" style:font-name-asian="Arimo1" style:font-size-asian="10pt" style:font-weight-asian="bold" style:font-name-complex="Arimo1" style:font-size-complex="10pt"/>
    </style:style>
    <style:style style:name="T31" style:family="text">
      <style:text-properties style:font-name="Consolas" fo:font-size="10pt" style:font-name-asian="Consolas1" style:font-size-asian="10pt" style:font-name-complex="Consolas1" style:font-size-complex="10pt"/>
    </style:style>
    <style:style style:name="T32" style:family="text">
      <style:text-properties fo:color="#374151" style:font-name="Roboto" fo:font-size="9.5pt" fo:font-weight="bold" style:font-name-asian="Roboto1" style:font-size-asian="9.5pt" style:font-weight-asian="bold" style:font-name-complex="Roboto1" style:font-size-complex="9.5pt"/>
    </style:style>
    <style:style style:name="T33" style:family="text">
      <style:text-properties fo:color="#374151" style:font-name="Roboto" fo:font-size="9.5pt" style:font-name-asian="Roboto1" style:font-size-asian="9.5pt" style:font-name-complex="Roboto1" style:font-size-complex="9.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aczyuw2yex2w"/><text:span text:style-name="T1">Introducción a Learning Analytics con ejemplos prácticos</text:span><text:span text:style-name="T3"><text:line-break/></text:span><text:span text:style-name="T4">UD 04. Caso práctico 02 - Análisis de resumen (Individual) Parte 2</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3"><text:span text:style-name="T6">Autor: Sergi García Barea</text:span></text:p>
      <text:p text:style-name="P4"><text:span text:style-name="T6">Actualizado Noviembre 2023</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8">📖 </text:span><text:span text:style-name="T13">Importante</text:span></text:p>
      <text:p text:style-name="P13"/>
      <text:p text:style-name="P12"><text:span text:style-name="T19">❕</text:span><text:span text:style-name="T14"> </text:span><text:span text:style-name="T13">Atención</text:span></text:p>
      <text:p text:style-name="P13"/>
      <text:p text:style-name="P12"><text:span text:style-name="T15">💬</text:span><text:span text:style-name="T13"> Interesante</text:span></text:p>
      <text:p text:style-name="P43"><text:soft-page-break/></text:p>
      <text:p text:style-name="P14"><text:span text:style-name="T20">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a xlink:type="simple" xlink:href="#_ge43nvu7ywtj" text:style-name="Index_20_Link" text:visited-style-name="Index_20_Link"><text:span text:style-name="T12">1. Descripción del caso práctico<text:tab/>3</text:span></text:a></text:p>
          <text:p text:style-name="P18"><text:a xlink:type="simple" xlink:href="#_ufc7q4t6mm5g" text:style-name="Index_20_Link" text:visited-style-name="Index_20_Link"><text:span text:style-name="T12">2. Herramientas utilizadas durante el caso práctico<text:tab/>3</text:span></text:a></text:p>
          <text:p text:style-name="P18"><text:a xlink:type="simple" xlink:href="#_tshebzc0i9g" text:style-name="Index_20_Link" text:visited-style-name="Index_20_Link"><text:span text:style-name="T12">3. Análisis del resumen<text:tab/>3</text:span></text:a></text:p>
          <text:p text:style-name="P20"><text:a xlink:type="simple" xlink:href="#_k8hxodmblroa" text:style-name="Index_20_Link" text:visited-style-name="Index_20_Link"><text:span text:style-name="T11">3.1 <text:s/>“Prompt” sugerido para análisis de resúmenes<text:tab/>3</text:span></text:a></text:p>
          <text:p text:style-name="P20"><text:a xlink:type="simple" xlink:href="#_sk8vtqjxlbgy" text:style-name="Index_20_Link" text:visited-style-name="Index_20_Link"><text:span text:style-name="T11">3.2 <text:s/>Ejemplo de respuesta ante el “prompt” sugerido<text:tab/>4</text:span></text:a></text:p>
          <text:p text:style-name="P18"><text:a xlink:type="simple" xlink:href="#_kyspqz4azms1" text:style-name="Index_20_Link" text:visited-style-name="Index_20_Link"><text:span text:style-name="T12">4. Actuaciones<text:tab/>5</text:span></text:a></text:p>
          <text:p text:style-name="P20"><text:a xlink:type="simple" xlink:href="#_hbbhtsfi9p96" text:style-name="Index_20_Link" text:visited-style-name="Index_20_Link"><text:span text:style-name="T11">4.1 <text:s/>“Prompt” sugerido para, tras recibir el análisis del resumen, sugerir actuaciones<text:tab/>6</text:span></text:a></text:p>
          <text:p text:style-name="P20"><text:a xlink:type="simple" xlink:href="#_gr5gblfhasd2" text:style-name="Index_20_Link" text:visited-style-name="Index_20_Link"><text:span text:style-name="T11">4.2 <text:s/>Ejemplo de respuesta ante el “prompt” sugerido<text:tab/>6</text:span></text:a></text:p>
          <text:p text:style-name="P18"><text:a xlink:type="simple" xlink:href="#_6mthzm8fdk9x" text:style-name="Index_20_Link" text:visited-style-name="Index_20_Link"><text:span text:style-name="T12">5. Bibliografía<text:tab/>7</text:span></text:a></text:p>
        </text:index-body>
      </text:table-of-content>
      <text:p text:style-name="P17"><text:span text:style-name="T21">UD0</text:span><text:span text:style-name="T22">4</text:span><text:span text:style-name="T23">. </text:span><text:span text:style-name="T22">Caso práctico 02 - Análisis de resumen (Individual)</text:span></text:p>
      <text:list xml:id="list3855307386" text:style-name="WWNum5">
        <text:list-item>
          <text:p text:style-name="P44"><text:bookmark text:name="_ge43nvu7ywtj"/>Descripción del caso práctico</text:p>
        </text:list-item>
      </text:list>
      <text:p text:style-name="Standard">En este caso práctico, para ilustrar cómo puede utilizarse ChatGPT para aplicarse en el análisis de resúmenes, vamos a tomar como ejemplo una de las obras más conocidas y destacadas: “El Quijote”, de Miguel de Cervantes</text:p>
      <text:p text:style-name="P21">En este ejemplo, no vamos a dar ninguna fuente de información extra, y nos basaremos en el conocimiento experto que posee ChatGPT sobre el “El Quijote”.</text:p>
      <text:p text:style-name="P22">Aclarado esto, analizaremos un resumen propuesto a un alumno, cuyo umbral de palabras esperado es de entre <text:span text:style-name="T27">150 y 200 palabras</text:span>.</text:p>
      <text:list xml:id="list122151806056502" text:continue-numbering="true" text:style-name="WWNum5">
        <text:list-item>
          <text:p text:style-name="P44"><text:bookmark text:name="_ufc7q4t6mm5g"/>Herramientas utilizadas durante el caso práctico</text:p>
        </text:list-item>
      </text:list>
      <text:p text:style-name="P22">A continuación, indicamos las herramientas utilizadas para realizar este caso práctico:</text:p>
      <text:list xml:id="list1754958883" text:style-name="WWNum1">
        <text:list-item>
          <text:p text:style-name="P23">ChatGPT: <text:a xlink:type="simple" xlink:href="https://chat.openai.com/" text:style-name="ListLabel_20_109" text:visited-style-name="ListLabel_20_109"><text:span text:style-name="T28">https://chat.openai.com/</text:span></text:a></text:p>
        </text:list-item>
      </text:list>
      <text:list xml:id="list122151307917962" text:continue-list="list122151806056502" text:style-name="WWNum5">
        <text:list-item>
          <text:p text:style-name="P44"><text:bookmark text:name="_tshebzc0i9g"/>Análisis del resumen</text:p>
          <text:list>
            <text:list-item>
              <text:p text:style-name="P47"><text:bookmark text:name="_k8hxodmblroa"/>“Prompt” sugerido para análisis de resúmenes</text:p>
            </text:list-item>
          </text:list>
        </text:list-item>
      </text:list>
      <text:p text:style-name="P38"><text:span text:style-name="T19">❕</text:span><text:span text:style-name="T30"> </text:span><text:span text:style-name="T27">Atención: </text:span><text:s/>a efectos prácticos, el “prompt” es el texto que debemos escribir en una nueva conversación con ChatGPT para obtener información deseada.</text:p>
      <text:p text:style-name="Standard"><text:span text:style-name="T31">Actúa como un experto analista de textos. El texto a analizar es un resumen de la obra "El Quijote". Muestra algunas métricas interesantes del texto (incluyendo número de palabras, número de oraciones, promedio de palabras por oración, diversidad léxica, coherencia, cohesión, estructura del texto, estilo y tono, palabras clave de la obra que sean necesarias, pero no hayan sido utilizadas, así como otras que consideres útiles) presentándolas en una tabla e indicando observaciones en ellas. Tras ello indica palabras clave detectadas en el resumen e indica si son adecuadas a la obra, así como evalúa del 1 al 10 cuanto de adecuado es el resumen a su contexto. Finalmente, propón mejoras concretas al resumen realizado tanto a nivel de redacción como a nivel de contenido.</text:span></text:p>
      <text:p text:style-name="Standard"><text:span text:style-name="T31">El texto a analizar es:</text:span></text:p>
      <text:p text:style-name="Standard"><text:span text:style-name="T31">El principal argumento de "El Quijote de la Mancha" narra la historia de un caballero que tras haber leído muchos libros de caballería, pierde la cabeza y decide convertirse en el caballero de su Doncella, Dulcinea del Toboso.</text:span></text:p>
      <text:p text:style-name="Standard"><text:span text:style-name="T31">Dispuesto a vivir aventuras a los lomos de su caballo Rocinante y en compañía de su fiel lacayo Sancho Panza, Don Quijote se lanza a recorrer caminos para encontrar sus propias aventuras que le dieran nombre y fama, además de el eterno amor de su Doncella.</text:span></text:p>
      <text:p text:style-name="Standard"><text:span text:style-name="T31">Sin embargo, en el mundo de Don Quijote y de Sancho, las cosas no son lo que parecen ser.Con los molinos convertidos en gigantes, plebeyas en princesas y con ataques de moros que en realidad son títeres que recorren pueblo tras pueblo.</text:span></text:p>
      <text:p text:style-name="Standard"><text:span text:style-name="T31">Con el tiempo ambos se convierten en el blanco de las burlas y los engaños de aquellos que se cruzan en su camino, para llegar a un inevitable final:</text:span></text:p>
      <text:p text:style-name="Standard"><text:span text:style-name="T31">¿Cuál es el precio de recuperar la cordura?</text:span></text:p>
      <text:list xml:id="list122151764596104" text:continue-numbering="true" text:style-name="WWNum5">
        <text:list-item>
          <text:list>
            <text:list-item>
              <text:p text:style-name="P46"><text:bookmark text:name="_sk8vtqjxlbgy"/>Ejemplo de respuesta ante el “prompt” sugerido</text:p>
            </text:list-item>
          </text:list>
        </text:list-item>
      </text:list>
      <text:p text:style-name="P38"><text:span text:style-name="T19">❕</text:span><text:span text:style-name="T30"> </text:span><text:span text:style-name="T27">Atención: </text:span><text:s/>la respuesta ante un mismo “prompt” nunca será exactamente igual. Esto es así debido a las propias características de los LLM como ChatGPT, donde la salida cada vez se genera de nuevo.</text:p>
      <text:p text:style-name="Standard"/>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41"><text:span text:style-name="T32">Métrica</text:span></text:p>
          </table:table-cell>
          <table:table-cell table:style-name="Table1.A1" office:value-type="string">
            <text:p text:style-name="P41"><text:span text:style-name="T32">Valor</text:span></text:p>
          </table:table-cell>
          <table:table-cell table:style-name="Table1.C1" office:value-type="string">
            <text:p text:style-name="P41"><text:span text:style-name="T32">Observaciones</text:span></text:p>
          </table:table-cell>
        </table:table-row>
        <table:table-row table:style-name="Table1.1">
          <table:table-cell table:style-name="Table1.A2" office:value-type="string">
            <text:p text:style-name="P40"><text:span text:style-name="T33">Número de palabras</text:span></text:p>
          </table:table-cell>
          <table:table-cell table:style-name="Table1.A2" office:value-type="string">
            <text:p text:style-name="P40"><text:span text:style-name="T33">153</text:span></text:p>
          </table:table-cell>
          <table:table-cell table:style-name="Table1.C2" office:value-type="string">
            <text:p text:style-name="P40"><text:span text:style-name="T33">El resumen es conciso y presenta la información de manera breve.</text:span></text:p>
          </table:table-cell>
        </table:table-row>
        <table:table-row table:style-name="Table1.1">
          <table:table-cell table:style-name="Table1.A2" office:value-type="string">
            <text:p text:style-name="P40"><text:span text:style-name="T33">Número de oraciones</text:span></text:p>
          </table:table-cell>
          <table:table-cell table:style-name="Table1.A2" office:value-type="string">
            <text:p text:style-name="P40"><text:span text:style-name="T33">9</text:span></text:p>
          </table:table-cell>
          <table:table-cell table:style-name="Table1.C2" office:value-type="string">
            <text:p text:style-name="P40"><text:span text:style-name="T33">Las oraciones son relativamente cortas, lo que facilita la comprensión.</text:span></text:p>
          </table:table-cell>
        </table:table-row>
        <table:table-row table:style-name="Table1.1">
          <table:table-cell table:style-name="Table1.A2" office:value-type="string">
            <text:p text:style-name="P40"><text:span text:style-name="T33">Promedio de palabras por oración</text:span></text:p>
          </table:table-cell>
          <table:table-cell table:style-name="Table1.A2" office:value-type="string">
            <text:p text:style-name="P40"><text:span text:style-name="T33">17</text:span></text:p>
          </table:table-cell>
          <table:table-cell table:style-name="Table1.C2" office:value-type="string">
            <text:p text:style-name="P40"><text:span text:style-name="T33">La longitud promedio de las oraciones es moderada, contribuyendo a la claridad del texto.</text:span></text:p>
          </table:table-cell>
        </table:table-row>
        <table:table-row table:style-name="Table1.1">
          <table:table-cell table:style-name="Table1.A2" office:value-type="string">
            <text:p text:style-name="P40"><text:span text:style-name="T33">Diversidad léxica</text:span></text:p>
          </table:table-cell>
          <table:table-cell table:style-name="Table1.A2" office:value-type="string">
            <text:p text:style-name="P40"><text:span text:style-name="T33">Moderada</text:span></text:p>
          </table:table-cell>
          <table:table-cell table:style-name="Table1.C2" office:value-type="string">
            <text:p text:style-name="P40"><text:span text:style-name="T33">Se utilizan términos variados, pero hay oportunidad para enriquecer el vocabulario con palabras más específicas.</text:span></text:p>
          </table:table-cell>
        </table:table-row>
        <table:table-row table:style-name="Table1.1">
          <table:table-cell table:style-name="Table1.A2" office:value-type="string">
            <text:p text:style-name="P40"><text:span text:style-name="T33">Coherencia</text:span></text:p>
          </table:table-cell>
          <table:table-cell table:style-name="Table1.A2" office:value-type="string">
            <text:p text:style-name="P40"><text:span text:style-name="T33">Buena</text:span></text:p>
          </table:table-cell>
          <table:table-cell table:style-name="Table1.C2" office:value-type="string">
            <text:p text:style-name="P40"><text:span text:style-name="T33">La conexión entre las ideas es clara, siguiendo la secuencia lógica del argumento de la obra.</text:span></text:p>
          </table:table-cell>
        </table:table-row>
        <table:table-row table:style-name="Table1.1">
          <table:table-cell table:style-name="Table1.A2" office:value-type="string">
            <text:p text:style-name="P40"><text:span text:style-name="T33">Cohesión</text:span></text:p>
          </table:table-cell>
          <table:table-cell table:style-name="Table1.A2" office:value-type="string">
            <text:p text:style-name="P40"><text:span text:style-name="T33">Satisfactoria</text:span></text:p>
          </table:table-cell>
          <table:table-cell table:style-name="Table1.C2" office:value-type="string">
            <text:p text:style-name="P40"><text:span text:style-name="T33">Se utilizan conectores y referencias adecuadas para mantener la cohesión del texto.</text:span></text:p>
          </table:table-cell>
        </table:table-row>
        <table:table-row table:style-name="Table1.1">
          <table:table-cell table:style-name="Table1.A2" office:value-type="string">
            <text:p text:style-name="P40"><text:span text:style-name="T33">Estructura del texto</text:span></text:p>
          </table:table-cell>
          <table:table-cell table:style-name="Table1.A2" office:value-type="string">
            <text:p text:style-name="P40"><text:span text:style-name="T33">Equilibrada</text:span></text:p>
          </table:table-cell>
          <table:table-cell table:style-name="Table1.C2" office:value-type="string">
            <text:p text:style-name="P40"><text:span text:style-name="T33">El resumen tiene una estructura equilibrada con una introducción, desarrollo y conclusión.</text:span></text:p>
          </table:table-cell>
        </table:table-row>
        <table:table-row table:style-name="Table1.1">
          <table:table-cell table:style-name="Table1.A2" office:value-type="string">
            <text:p text:style-name="P40"><text:span text:style-name="T33">Estilo y tono</text:span></text:p>
          </table:table-cell>
          <table:table-cell table:style-name="Table1.A2" office:value-type="string">
            <text:p text:style-name="P40"><text:span text:style-name="T33">Formal</text:span></text:p>
          </table:table-cell>
          <table:table-cell table:style-name="Table1.C2" office:value-type="string">
            <text:p text:style-name="P40"><text:span text:style-name="T33">El estilo es formal, acorde con el tema clásico de "El Quijote". El tono refleja la seriedad de la obra.</text:span></text:p>
          </table:table-cell>
        </table:table-row>
        <table:table-row table:style-name="Table1.1">
          <table:table-cell table:style-name="Table1.A2" office:value-type="string">
            <text:p text:style-name="P40"><text:span text:style-name="T33">Palabras clave</text:span></text:p>
          </table:table-cell>
          <table:table-cell table:style-name="Table1.A2" office:value-type="string">
            <text:p text:style-name="P40"><text:span text:style-name="T33">Quijote, caballero, aventuras, molinos, Doncella, Sancho Panza, cordura</text:span></text:p>
          </table:table-cell>
          <table:table-cell table:style-name="Table1.C2" office:value-type="string">
            <text:p text:style-name="P40"><text:span text:style-name="T33">Las palabras clave son relevantes y se ajustan al tema de la obra.</text:span></text:p>
          </table:table-cell>
        </table:table-row>
      </table:table>
      <text:p text:style-name="Standard">Palabras clave adicionales: libros de caballería, Rocinante, Dulcinea del Toboso, gigantes, plebeyas, princesas, moros, títeres.</text:p>
      <text:p text:style-name="Standard">Evaluación del resumen (del 1 al 10): 8</text:p>
      <text:p text:style-name="Standard">El resumen es bastante adecuado al contexto de "El Quijote", pero podría mejorar en la diversidad léxica y la profundidad de la descripción de ciertos elementos clave de la obra.</text:p>
      <text:p text:style-name="Standard">Propuestas de mejora:</text:p>
      <text:list xml:id="list1961496122" text:style-name="WWNum8">
        <text:list-item>
          <text:p text:style-name="P24">Introducir términos más específicos para enriquecer la diversidad léxica.</text:p>
        </text:list-item>
        <text:list-item>
          <text:p text:style-name="P26">Ampliar la descripción de algunos elementos clave, como los molinos que se convierten en gigantes.</text:p>
        </text:list-item>
        <text:list-item>
          <text:p text:style-name="P26">Añadir una breve mención sobre la influencia de los libros de caballería en la pérdida de cordura de Don Quijote.</text:p>
        </text:list-item>
        <text:list-item>
          <text:p text:style-name="P27">Destacar la dualidad entre la realidad y la percepción distorsionada de Don Quijote en su búsqueda de aventuras.</text:p>
        </text:list-item>
      </text:list>
      <text:list xml:id="list122152101242545" text:continue-list="list122151764596104" text:style-name="WWNum5">
        <text:list-item>
          <text:p text:style-name="P44"><text:bookmark text:name="_kyspqz4azms1"/>Actuaciones</text:p>
        </text:list-item>
      </text:list>
      <text:p text:style-name="Standard">Para mostrar la potencia de ChatGPT para proponer actuaciones, vamos a ver un ejemplo a través de un “prompt.”</text:p>
      <text:p text:style-name="P38"><text:span text:style-name="T19">❕</text:span><text:span text:style-name="T30"> </text:span><text:span text:style-name="T27">Atención: </text:span>Las actuaciones SIEMPRE deben estar supervisadas por un experto humano.</text:p>
      <text:list xml:id="list122151046925975" text:continue-numbering="true" text:style-name="WWNum5">
        <text:list-item>
          <text:list>
            <text:list-item>
              <text:p text:style-name="P46"><text:bookmark text:name="_hbbhtsfi9p96"/>“Prompt” sugerido para, tras recibir el análisis del resumen, sugerir actuaciones</text:p>
            </text:list-item>
          </text:list>
        </text:list-item>
      </text:list>
      <text:p text:style-name="P38"><text:span text:style-name="T19">❕</text:span><text:span text:style-name="T30"> </text:span><text:span text:style-name="T27">Atención: </text:span><text:s/>Este “prompt” debe ser parte de la conversación con ChatGPT en el contexto del análisis del resumen.</text:p>
      <text:p text:style-name="Standard"><text:span text:style-name="T31">Actúa como un experto en docencia y análisis de resúmenes. Haz sugerencias de actuaciones que debe realizar el profesorado hacia el alumno que ha realizado el resumen analizado.</text:span></text:p>
      <text:list xml:id="list122151809514825" text:continue-numbering="true" text:style-name="WWNum5">
        <text:list-item>
          <text:list>
            <text:list-item>
              <text:p text:style-name="P46"><text:bookmark text:name="_gr5gblfhasd2"/>Ejemplo de respuesta ante el “prompt” sugerido</text:p>
            </text:list-item>
          </text:list>
        </text:list-item>
      </text:list>
      <text:p text:style-name="Standard">Como experto en docencia y análisis de resúmenes, aquí tienes algunas sugerencias para el profesorado hacia el alumno que ha realizado el resumen analizado:</text:p>
      <text:p text:style-name="Standard"><text:span text:style-name="T27">1. Reconocer Aspectos Positivos:</text:span></text:p>
      <text:list xml:id="list839755659" text:style-name="WWNum10">
        <text:list-item>
          <text:p text:style-name="P25">Destaca las fortalezas del resumen, como su concisión, claridad en la estructura y la cohesión entre las ideas.</text:p>
        </text:list-item>
        <text:list-item>
          <text:p text:style-name="P28">Resalta la elección de palabras clave relevantes para el tema de "El Quijote".</text:p>
        </text:list-item>
      </text:list>
      <text:p text:style-name="Standard"><text:span text:style-name="T27">2. Fomentar Diversidad Léxica:</text:span></text:p>
      <text:list xml:id="list485969722" text:style-name="WWNum9">
        <text:list-item>
          <text:p text:style-name="P29"><text:soft-page-break/>Sugiere al alumno incorporar un vocabulario más diverso y específico para enriquecer el resumen y expresar con mayor precisión las ideas clave.</text:p>
        </text:list-item>
      </text:list>
      <text:p text:style-name="Standard"><text:span text:style-name="T27">3. Profundizar en Descripciones Clave:</text:span></text:p>
      <text:list xml:id="list4261851850" text:style-name="WWNum2">
        <text:list-item>
          <text:p text:style-name="P30">Anima al estudiante a expandir la descripción de elementos importantes de la obra, como los molinos que se convierten en gigantes, para proporcionar más detalles y contextos.</text:p>
        </text:list-item>
      </text:list>
      <text:p text:style-name="Standard"><text:span text:style-name="T27">4. Conectar con la Influencia de los Libros de Caballería:</text:span></text:p>
      <text:list xml:id="list1932007276" text:style-name="WWNum7">
        <text:list-item>
          <text:p text:style-name="P31">Sugiere que el alumno realice una breve mención sobre cómo la lectura excesiva de libros de caballería afecta la cordura de Don Quijote, añadiendo más profundidad al análisis.</text:p>
        </text:list-item>
      </text:list>
      <text:p text:style-name="Standard"><text:span text:style-name="T27">5. Destacar la Dualidad entre Realidad y Percepción:</text:span></text:p>
      <text:list xml:id="list1829125381" text:style-name="WWNum12">
        <text:list-item>
          <text:p text:style-name="P32">Indica al alumno la importancia de resaltar la dualidad entre la realidad y la percepción distorsionada de Don Quijote en su búsqueda de aventuras, ofreciendo una visión más completa de la obra.</text:p>
        </text:list-item>
      </text:list>
      <text:p text:style-name="Standard"><text:span text:style-name="T27">6. Facilitar Recursos para Mejorar:</text:span></text:p>
      <text:list xml:id="list907862276" text:style-name="WWNum6">
        <text:list-item>
          <text:p text:style-name="P33">Proporciona recursos adicionales, como libros, artículos o fuentes relacionadas con "El Quijote", para que el estudiante pueda profundizar en su comprensión y mejorar su resumen.</text:p>
        </text:list-item>
      </text:list>
      <text:p text:style-name="Standard"><text:span text:style-name="T27">7. Promover la Creatividad:</text:span></text:p>
      <text:list xml:id="list2039705712" text:style-name="WWNum13">
        <text:list-item>
          <text:p text:style-name="P34">Anima al alumno a utilizar un lenguaje creativo para hacer que el resumen sea más atractivo y envolvente, captando la esencia de la obra de una manera única.</text:p>
        </text:list-item>
      </text:list>
      <text:p text:style-name="Standard"><text:span text:style-name="T27">8. Reforzar la Importancia de la Estructura del Resumen:</text:span></text:p>
      <text:list xml:id="list23761796" text:style-name="WWNum11">
        <text:list-item>
          <text:p text:style-name="P35">Destaca la importancia de mantener una estructura equilibrada en el resumen, asegurándose de que haya una introducción clara, un desarrollo coherente y una conclusión adecuada.</text:p>
        </text:list-item>
      </text:list>
      <text:p text:style-name="Standard"><text:span text:style-name="T27">9. Establecer Objetivos de Mejora Personalizados:</text:span></text:p>
      <text:list xml:id="list2331680392" text:style-name="WWNum3">
        <text:list-item>
          <text:p text:style-name="P36">Colabora con el alumno para establecer objetivos de mejora específicos, teniendo en cuenta las áreas identificadas durante el análisis del resumen.</text:p>
        </text:list-item>
      </text:list>
      <text:p text:style-name="Standard"><text:span text:style-name="T27">10. Proporcionar Retroalimentación Constructiva:</text:span></text:p>
      <text:list xml:id="list465374193" text:style-name="WWNum4">
        <text:list-item>
          <text:p text:style-name="P37">Ofrece retroalimentación constructiva de manera positiva, señalando las áreas de mejora de manera constructiva y alentadora para motivar al estudiante a seguir perfeccionando sus habilidades de resumen y análisis.</text:p>
        </text:list-item>
      </text:list>
      <text:p text:style-name="P39"><text:span text:style-name="T18">📖 </text:span><text:span text:style-name="T27">Importante: </text:span><text:s/>recordad que tras cada actuación finalmente realizada, debe realizarse un seguimiento a través del tiempo para facilitar la evaluación de la misma.</text:p>
      <text:list xml:id="list122151097730047" text:continue-list="list122151809514825" text:style-name="WWNum5">
        <text:list-item>
          <text:p text:style-name="P45"><text:bookmark text:name="_6mthzm8fdk9x"/>Bibliografía</text:p>
        </text:list-item>
      </text:list>
      <text:p text:style-name="P5">[1] Awesome ChatGPT Prompts <text:a xlink:type="simple" xlink:href="https://github.com/f/awesome-chatgpt-prompts" text:style-name="ListLabel_20_109" text:visited-style-name="ListLabel_20_109"><text:span text:style-name="T28">https://github.com/f/awesome-chatgpt-prompts</text:span></text:a></text:p>
      <text:p text:style-name="P5"/>
      <text:p text:style-name="P5"><text:soft-page-break/>[2] Prompts ChatGPT para educación</text:p>
      <text:p text:style-name="P5"><text:s/><text:a xlink:type="simple" xlink:href="https://github.com/sergarb1/AwesomeList-Prompts-ChatGPT-Educacion" text:style-name="ListLabel_20_109" text:visited-style-name="ListLabel_20_109"><text:span text:style-name="T28">https://github.com/sergarb1/AwesomeList-Prompts-ChatGPT-Educacion</text:span></text:a></text:p>
      <text:p text:style-name="P5"/>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Caso práctico 2</text:span></text:p>
      </style:header>
      <style:footer>
        <text:p text:style-name="MP2"><text:span text:style-name="MT1">Curso Introducción a Learning Analytics<text:tab/> <text:tab/>UD04 - Página</text:span><text:span text:style-name="MT2"> </text:span><text:page-number text:select-page="current">6</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6" meta:paragraph-count="115" meta:word-count="1450" meta:character-count="9211" meta:non-whitespace-character-count="7878"/>
    <meta:generator>LibreOfficeDev/6.0.5.2$Linux_X86_64 LibreOffice_project/</meta:generator>
  </office:meta>
</office:document-meta>
</file>